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6"/>
        <table:table-row table:style-name="ro1">
          <table:table-cell office:value-type="string" calcext:value-type="string">
            <text:p>Таблица В.1 — Модели организационной структуры ОА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 table:number-columns-spanned="1" table:number-rows-spanned="2">
            <text:p>Номер</text:p>
            <text:p>варианта</text:p>
            <text:p>АСОИ</text:p>
          </table:table-cell>
          <table:table-cell table:style-name="ce3" office:value-type="string" calcext:value-type="string" table:number-columns-spanned="2" table:number-rows-spanned="1">
            <text:p>1-ая группа</text:p>
            <text:p>пользователей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2-ая группа</text:p>
            <text:p>пользователей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3-ая группа</text:p>
            <text:p>пользователей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4-ая группа</text:p>
            <text:p>пользователей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5-ая группа</text:p>
            <text:p>пользователей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Общее</text:p>
            <text:p>колич.</text:p>
            <text:p>пользо-</text:p>
            <text:p>вателей</text:p>
            <text:p>АСОИ</text:p>
          </table:table-cell>
        </table:table-row>
        <table:table-row table:style-name="ro3">
          <table:covered-table-cell table:style-name="ce4"/>
          <table:table-cell table:style-name="ce4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table:style-name="ce4" office:value-type="string" calcext:value-type="string">
            <text:p>Кол.</text:p>
            <text:p>польз.</text:p>
          </table:table-cell>
          <table:table-cell table:style-name="ce4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table:style-name="ce4" office:value-type="string" calcext:value-type="string">
            <text:p>Кол.</text:p>
            <text:p>польз.</text:p>
          </table:table-cell>
          <table:table-cell table:style-name="ce4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table:style-name="ce4" office:value-type="string" calcext:value-type="string">
            <text:p>Кол.</text:p>
            <text:p>польз.</text:p>
          </table:table-cell>
          <table:table-cell table:style-name="ce4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table:style-name="ce4" office:value-type="string" calcext:value-type="string">
            <text:p>Кол.</text:p>
            <text:p>польз.</text:p>
          </table:table-cell>
          <table:table-cell table:style-name="ce4" office:value-type="string" calcext:value-type="string">
            <text:p>Номер</text:p>
            <text:p>группы</text:p>
            <text:p>пользо-</text:p>
            <text:p>вателей</text:p>
          </table:table-cell>
          <table:table-cell table:style-name="ce4" office:value-type="string" calcext:value-type="string">
            <text:p>Кол.</text:p>
            <text:p>польз.</text:p>
          </table:table-cell>
          <table:covered-table-cell table:style-name="ce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П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П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П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C4]+[.E4]+[.G4]+[.I4]+[.K4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6:58:42.1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6:59:49.429000000</dc:date>
    <meta:editing-duration>PT8M19S</meta:editing-duration>
    <meta:editing-cycles>3</meta:editing-cycles>
    <meta:generator>LibreOffice/7.3.0.3$Windows_X86_64 LibreOffice_project/0f246aa12d0eee4a0f7adcefbf7c878fc2238db3</meta:generator>
    <meta:document-statistic meta:table-count="1" meta:cell-count="30" meta:object-count="0"/>
  </office:meta>
</office:document-meta>
</file>